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  <style:text-properties style:font-name="Constantia" fo:language="en" fo:country="US"/>
    </style:style>
    <style:style style:name="P2" style:parent-style-name="Heading1" style:family="paragraph">
      <style:text-properties style:font-name="Constantia" fo:language="en" fo:country="US"/>
    </style:style>
    <style:style style:name="P3" style:parent-style-name="Heading2" style:family="paragraph">
      <style:text-properties style:font-name="Constantia" fo:language="en" fo:country="US"/>
    </style:style>
    <style:style style:name="P4" style:parent-style-name="Textbody" style:family="paragraph"/>
    <style:style style:name="T5" style:parent-style-name="DefaultParagraphFont" style:family="text">
      <style:text-properties style:font-name="Constantia" fo:language="en" fo:country="US"/>
    </style:style>
    <style:style style:name="T6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7" style:parent-style-name="DefaultParagraphFont" style:family="text">
      <style:text-properties style:font-name="Constantia" fo:language="en" fo:country="US"/>
    </style:style>
    <style:style style:name="T8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9" style:parent-style-name="DefaultParagraphFont" style:family="text">
      <style:text-properties style:font-name="Constantia" fo:language="en" fo:country="US"/>
    </style:style>
    <style:style style:name="P10" style:parent-style-name="Textbody" style:family="paragraph"/>
    <style:style style:name="T11" style:parent-style-name="DefaultParagraphFont" style:family="text">
      <style:text-properties style:font-name="Constantia" fo:language="en" fo:country="US"/>
    </style:style>
    <style:style style:name="T12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13" style:parent-style-name="DefaultParagraphFont" style:family="text">
      <style:text-properties style:font-name="Constantia" fo:language="en" fo:country="US"/>
    </style:style>
    <style:style style:name="T14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15" style:parent-style-name="DefaultParagraphFont" style:family="text">
      <style:text-properties style:font-name="Constantia" fo:language="en" fo:country="US"/>
    </style:style>
    <style:style style:name="P16" style:parent-style-name="Heading2" style:family="paragraph">
      <style:text-properties style:font-name="Constantia" fo:language="en" fo:country="US"/>
    </style:style>
    <style:style style:name="P17" style:parent-style-name="Textbody" style:family="paragraph"/>
    <style:style style:name="T18" style:parent-style-name="DefaultParagraphFont" style:family="text">
      <style:text-properties style:font-name="Constantia" fo:language="en" fo:country="US"/>
    </style:style>
    <style:style style:name="T19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20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21" style:parent-style-name="DefaultParagraphFont" style:family="text">
      <style:text-properties style:font-name="Constantia" fo:language="en" fo:country="US"/>
    </style:style>
    <style:style style:name="P22" style:parent-style-name="Textbody" style:family="paragraph"/>
    <style:style style:name="T23" style:parent-style-name="DefaultParagraphFont" style:family="text">
      <style:text-properties style:font-name="Constantia" fo:language="en" fo:country="US"/>
    </style:style>
    <style:style style:name="T24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25" style:parent-style-name="DefaultParagraphFont" style:family="text">
      <style:text-properties style:font-name="Constantia" fo:language="en" fo:country="US"/>
    </style:style>
    <style:style style:name="P26" style:parent-style-name="Textbody" style:family="paragraph"/>
    <style:style style:name="T27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28" style:parent-style-name="DefaultParagraphFont" style:family="text">
      <style:text-properties style:font-name="Constantia" fo:language="en" fo:country="US"/>
    </style:style>
    <style:style style:name="T29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30" style:parent-style-name="DefaultParagraphFont" style:family="text">
      <style:text-properties style:font-name="Constantia" fo:language="en" fo:country="US"/>
    </style:style>
    <style:style style:name="T31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32" style:parent-style-name="DefaultParagraphFont" style:family="text">
      <style:text-properties style:font-name="Constantia" fo:language="en" fo:country="US"/>
    </style:style>
    <style:style style:name="P33" style:parent-style-name="Textbody" style:family="paragraph">
      <style:text-properties style:font-name="Constantia" fo:font-weight="bold" style:font-weight-asian="bold" style:font-weight-complex="bold" fo:language="en" fo:country="US"/>
    </style:style>
    <style:style style:name="P34" style:parent-style-name="Textbody" style:family="paragraph">
      <style:paragraph-properties fo:background-color="#EEEEEE"/>
    </style:style>
    <style:style style:name="T35" style:parent-style-name="DefaultParagraphFont" style:family="text">
      <style:text-properties style:font-name="Constantia" fo:color="#0066B3" fo:font-size="10pt" style:font-size-asian="10pt" style:font-size-complex="10pt" fo:language="en" fo:country="US"/>
    </style:style>
    <style:style style:name="T36" style:parent-style-name="DefaultParagraphFont" style:family="text">
      <style:text-properties style:font-name="Constantia" fo:font-size="10pt" style:font-size-asian="10pt" style:font-size-complex="10pt" fo:language="en" fo:country="US"/>
    </style:style>
    <style:style style:name="P37" style:parent-style-name="Textbody" style:family="paragraph">
      <style:paragraph-properties fo:background-color="#EEEEEE"/>
      <style:text-properties style:font-name="Constantia" fo:font-size="10pt" style:font-size-asian="10pt" style:font-size-complex="10pt" fo:language="en" fo:country="US"/>
    </style:style>
    <style:style style:name="P38" style:parent-style-name="Textbody" style:family="paragraph">
      <style:paragraph-properties fo:background-color="#EEEEEE"/>
    </style:style>
    <style:style style:name="T39" style:parent-style-name="DefaultParagraphFont" style:family="text">
      <style:text-properties style:font-name="Constantia" fo:font-size="10pt" style:font-size-asian="10pt" style:font-size-complex="10pt" fo:language="en" fo:country="US"/>
    </style:style>
    <style:style style:name="T40" style:parent-style-name="DefaultParagraphFont" style:family="text">
      <style:text-properties style:font-name="Constantia" fo:color="#0066B3" fo:font-size="10pt" style:font-size-asian="10pt" style:font-size-complex="10pt" fo:language="en" fo:country="US"/>
    </style:style>
    <style:style style:name="T41" style:parent-style-name="DefaultParagraphFont" style:family="text">
      <style:text-properties style:font-name="Constantia" fo:font-size="10pt" style:font-size-asian="10pt" style:font-size-complex="10pt" fo:language="en" fo:country="US"/>
    </style:style>
    <style:style style:name="P42" style:parent-style-name="Textbody" style:family="paragraph">
      <style:paragraph-properties fo:background-color="#EEEEEE"/>
      <style:text-properties style:font-name="Constantia" fo:font-size="10pt" style:font-size-asian="10pt" style:font-size-complex="10pt" fo:language="en" fo:country="US"/>
    </style:style>
    <style:style style:name="P43" style:parent-style-name="Textbody" style:family="paragraph">
      <style:paragraph-properties fo:background-color="#EEEEEE"/>
      <style:text-properties style:font-name="Constantia" fo:font-size="10pt" style:font-size-asian="10pt" style:font-size-complex="10pt" fo:language="en" fo:country="US"/>
    </style:style>
    <style:style style:name="P44" style:parent-style-name="Textbody" style:family="paragraph">
      <style:paragraph-properties fo:background-color="#EEEEEE"/>
      <style:text-properties style:font-name="Constantia" fo:font-size="10pt" style:font-size-asian="10pt" style:font-size-complex="10pt" fo:language="en" fo:country="US"/>
    </style:style>
    <style:style style:name="P45" style:parent-style-name="Textbody" style:family="paragraph">
      <style:paragraph-properties fo:background-color="#EEEEEE"/>
      <style:text-properties style:font-name="Constantia" fo:font-size="10pt" style:font-size-asian="10pt" style:font-size-complex="10pt" fo:language="en" fo:country="US"/>
    </style:style>
    <style:style style:name="P46" style:parent-style-name="Textbody" style:family="paragraph">
      <style:paragraph-properties fo:background-color="#EEEEEE"/>
      <style:text-properties style:font-name="Constantia" fo:font-size="10pt" style:font-size-asian="10pt" style:font-size-complex="10pt" fo:language="en" fo:country="US"/>
    </style:style>
    <style:style style:name="P47" style:parent-style-name="Textbody" style:family="paragraph">
      <style:text-properties style:font-name="Constantia" fo:font-weight="bold" style:font-weight-asian="bold" style:font-weight-complex="bold"/>
    </style:style>
    <style:style style:name="T48" style:parent-style-name="DefaultParagraphFont" style:family="text">
      <style:text-properties style:font-name="Constantia" fo:color="#0066B3"/>
    </style:style>
    <style:style style:name="T49" style:parent-style-name="DefaultParagraphFont" style:family="text">
      <style:text-properties style:font-name="Constantia"/>
    </style:style>
    <style:style style:name="P50" style:parent-style-name="PreformattedText" style:family="paragraph">
      <style:text-properties style:font-name="Constantia"/>
    </style:style>
    <style:style style:name="T51" style:parent-style-name="DefaultParagraphFont" style:family="text">
      <style:text-properties style:font-name="Constantia"/>
    </style:style>
    <style:style style:name="T52" style:parent-style-name="DefaultParagraphFont" style:family="text">
      <style:text-properties style:font-name="Constantia" fo:color="#0066B3"/>
    </style:style>
    <style:style style:name="T53" style:parent-style-name="DefaultParagraphFont" style:family="text">
      <style:text-properties style:font-name="Constantia"/>
    </style:style>
    <style:style style:name="P54" style:parent-style-name="PreformattedText" style:family="paragraph">
      <style:text-properties style:font-name="Constantia"/>
    </style:style>
    <style:style style:name="P55" style:parent-style-name="Textbody" style:family="paragraph">
      <style:text-properties style:font-name="Constantia"/>
    </style:style>
    <style:style style:name="P56" style:parent-style-name="Heading2" style:family="paragraph">
      <style:text-properties style:font-name="Constantia"/>
    </style:style>
    <style:style style:name="P57" style:parent-style-name="Textbody" style:family="paragraph"/>
    <style:style style:name="T58" style:parent-style-name="DefaultParagraphFont" style:family="text">
      <style:text-properties style:font-name="Constantia"/>
    </style:style>
    <style:style style:name="T59" style:parent-style-name="DefaultParagraphFont" style:family="text">
      <style:text-properties style:font-name="Constantia" fo:font-weight="bold" style:font-weight-asian="bold" style:font-weight-complex="bold"/>
    </style:style>
    <style:style style:name="T60" style:parent-style-name="DefaultParagraphFont" style:family="text">
      <style:text-properties style:font-name="Constantia"/>
    </style:style>
    <style:style style:name="T61" style:parent-style-name="DefaultParagraphFont" style:family="text">
      <style:text-properties style:font-name="Constantia"/>
    </style:style>
    <style:style style:name="P62" style:parent-style-name="Textbody" style:family="paragraph"/>
    <style:style style:name="T63" style:parent-style-name="DefaultParagraphFont" style:family="text">
      <style:text-properties style:font-name="Constantia"/>
    </style:style>
    <style:style style:name="T64" style:parent-style-name="DefaultParagraphFont" style:family="text">
      <style:text-properties style:font-name="Constantia" fo:font-weight="bold" style:font-weight-asian="bold" style:font-weight-complex="bold"/>
    </style:style>
    <style:style style:name="T65" style:parent-style-name="DefaultParagraphFont" style:family="text">
      <style:text-properties style:font-name="Constantia"/>
    </style:style>
    <style:style style:name="P66" style:parent-style-name="Textbody" style:family="paragraph">
      <style:text-properties style:font-name="Constantia"/>
    </style:style>
    <style:style style:name="P67" style:parent-style-name="Heading1" style:family="paragraph">
      <style:text-properties style:font-name="Constantia"/>
    </style:style>
    <style:style style:name="P68" style:parent-style-name="Heading2" style:family="paragraph">
      <style:text-properties style:font-name="Constantia"/>
    </style:style>
    <style:style style:name="P69" style:parent-style-name="Textbody" style:family="paragraph"/>
    <style:style style:name="T70" style:parent-style-name="DefaultParagraphFont" style:family="text">
      <style:text-properties style:font-name="Constantia"/>
    </style:style>
    <style:style style:name="T71" style:parent-style-name="DefaultParagraphFont" style:family="text">
      <style:text-properties style:font-name="Constantia" fo:font-weight="bold" style:font-weight-asian="bold" style:font-weight-complex="bold"/>
    </style:style>
    <style:style style:name="T72" style:parent-style-name="DefaultParagraphFont" style:family="text">
      <style:text-properties style:font-name="Constantia"/>
    </style:style>
    <style:style style:name="T73" style:parent-style-name="DefaultParagraphFont" style:family="text">
      <style:text-properties style:font-name="Constantia"/>
    </style:style>
    <style:style style:name="P74" style:parent-style-name="Textbody" style:family="paragraph">
      <style:text-properties style:font-name="Constantia" fo:font-weight="bold" style:font-weight-asian="bold" style:font-weight-complex="bold"/>
    </style:style>
    <style:style style:name="T75" style:parent-style-name="SourceText" style:family="text">
      <style:text-properties style:font-name="Constantia" fo:color="#579835"/>
    </style:style>
    <style:style style:name="T76" style:parent-style-name="SourceText" style:family="text">
      <style:text-properties style:font-name="Constantia" fo:color="#579835"/>
    </style:style>
    <style:style style:name="T77" style:parent-style-name="SourceText" style:family="text">
      <style:text-properties style:font-name="Constantia" fo:color="#0066B3"/>
    </style:style>
    <style:style style:name="T78" style:parent-style-name="SourceText" style:family="text">
      <style:text-properties style:font-name="Constantia"/>
    </style:style>
    <style:style style:name="T79" style:parent-style-name="SourceText" style:family="text">
      <style:text-properties style:font-name="Constantia" fo:color="#EF413D"/>
    </style:style>
    <style:style style:name="T80" style:parent-style-name="SourceText" style:family="text">
      <style:text-properties style:font-name="Constantia"/>
    </style:style>
    <style:style style:name="T81" style:parent-style-name="SourceText" style:family="text">
      <style:text-properties style:font-name="Constantia" fo:color="#0066B3"/>
    </style:style>
    <style:style style:name="T82" style:parent-style-name="SourceText" style:family="text">
      <style:text-properties style:font-name="Constantia"/>
    </style:style>
    <style:style style:name="T83" style:parent-style-name="SourceText" style:family="text">
      <style:text-properties style:font-name="Constantia" fo:color="#0066B3"/>
    </style:style>
    <style:style style:name="T84" style:parent-style-name="SourceText" style:family="text">
      <style:text-properties style:font-name="Constantia"/>
    </style:style>
    <style:style style:name="P85" style:parent-style-name="PreformattedText" style:family="paragraph">
      <style:text-properties style:font-name="Constantia"/>
    </style:style>
    <style:style style:name="T86" style:parent-style-name="SourceText" style:family="text">
      <style:text-properties style:font-name="Constantia" fo:color="#579835"/>
    </style:style>
    <style:style style:name="T87" style:parent-style-name="SourceText" style:family="text">
      <style:text-properties style:font-name="Constantia" fo:color="#579835"/>
    </style:style>
    <style:style style:name="T88" style:parent-style-name="SourceText" style:family="text">
      <style:text-properties style:font-name="Constantia" fo:color="#579835"/>
    </style:style>
    <style:style style:name="P89" style:parent-style-name="PreformattedText" style:family="paragraph">
      <style:paragraph-properties fo:margin-bottom="0.1965in"/>
    </style:style>
    <style:style style:name="T90" style:parent-style-name="SourceText" style:family="text">
      <style:text-properties style:font-name="Constantia" fo:color="#0066B3"/>
    </style:style>
    <style:style style:name="T91" style:parent-style-name="SourceText" style:family="text">
      <style:text-properties style:font-name="Constantia"/>
    </style:style>
    <style:style style:name="P92" style:parent-style-name="Heading2" style:family="paragraph">
      <style:text-properties style:font-name="Constantia"/>
    </style:style>
    <style:style style:name="P93" style:parent-style-name="Textbody" style:family="paragraph"/>
    <style:style style:name="T94" style:parent-style-name="DefaultParagraphFont" style:family="text">
      <style:text-properties style:font-name="Constantia"/>
    </style:style>
    <style:style style:name="T95" style:parent-style-name="DefaultParagraphFont" style:family="text">
      <style:text-properties style:font-name="Constantia" fo:font-weight="bold" style:font-weight-asian="bold" style:font-weight-complex="bold"/>
    </style:style>
    <style:style style:name="T96" style:parent-style-name="DefaultParagraphFont" style:family="text">
      <style:text-properties style:font-name="Constantia"/>
    </style:style>
    <style:style style:name="P97" style:parent-style-name="Textbody" style:family="paragraph">
      <style:text-properties style:font-name="Constantia"/>
    </style:style>
    <style:style style:name="P98" style:parent-style-name="Heading1" style:family="paragraph">
      <style:text-properties style:font-name="Constantia"/>
    </style:style>
    <style:style style:name="P99" style:parent-style-name="Textbody" style:family="paragraph">
      <style:text-properties style:font-name="Constantia"/>
    </style:style>
    <style:style style:name="P100" style:parent-style-name="Textbody" style:family="paragraph">
      <style:text-properties style:font-name="Constantia"/>
    </style:style>
    <style:style style:name="P101" style:parent-style-name="Textbody" style:family="paragraph">
      <style:text-properties style:font-name="Constantia"/>
    </style:style>
    <style:style style:name="P102" style:parent-style-name="Textbody" style:family="paragraph">
      <style:text-properties style:font-name="Constantia"/>
    </style:style>
    <style:style style:name="P103" style:parent-style-name="Textbody" style:family="paragraph">
      <style:text-properties style:font-name="Constantia"/>
    </style:style>
    <style:style style:name="P104" style:parent-style-name="Textbody" style:family="paragraph">
      <style:text-properties style:font-name="Constantia"/>
    </style:style>
    <style:style style:name="P105" style:parent-style-name="Textbody" style:family="paragraph">
      <style:text-properties style:font-name="Constantia"/>
    </style:style>
    <style:style style:name="P106" style:parent-style-name="Textbody" style:family="paragraph">
      <style:text-properties style:font-name="Constantia"/>
    </style:style>
    <style:style style:name="P107" style:parent-style-name="Textbody" style:family="paragraph">
      <style:text-properties style:font-name="Constantia"/>
    </style:style>
    <style:style style:name="P108" style:parent-style-name="Textbody" style:family="paragraph">
      <style:text-properties style:font-name="Constantia"/>
    </style:style>
    <style:style style:name="P109" style:parent-style-name="Textbody" style:family="paragraph">
      <style:text-properties style:font-name="Constantia"/>
    </style:style>
    <style:style style:name="P110" style:parent-style-name="Textbody" style:family="paragraph">
      <style:text-properties style:font-name="Constantia"/>
    </style:style>
    <style:style style:name="P111" style:parent-style-name="Textbody" style:family="paragraph">
      <style:text-properties style:font-name="Constantia"/>
    </style:style>
    <style:style style:name="P112" style:parent-style-name="Textbody" style:family="paragraph">
      <style:text-properties style:font-name="Constantia"/>
    </style:style>
    <style:style style:name="P113" style:parent-style-name="Heading1" style:family="paragraph">
      <style:text-properties style:font-name="Constantia"/>
    </style:style>
    <style:style style:name="P114" style:parent-style-name="Textbody" style:family="paragraph"/>
    <style:style style:name="T115" style:parent-style-name="DefaultParagraphFont" style:family="text">
      <style:text-properties style:font-name="Constantia"/>
    </style:style>
    <style:style style:name="T116" style:parent-style-name="DefaultParagraphFont" style:family="text">
      <style:text-properties style:font-name="Constantia" fo:font-weight="bold" style:font-weight-asian="bold" style:font-weight-complex="bold"/>
    </style:style>
    <style:style style:name="T117" style:parent-style-name="DefaultParagraphFont" style:family="text">
      <style:text-properties style:font-name="Constantia"/>
    </style:style>
    <style:style style:name="P118" style:parent-style-name="Textbody" style:family="paragraph"/>
    <style:style style:name="T119" style:parent-style-name="DefaultParagraphFont" style:family="text">
      <style:text-properties style:font-name="Constantia"/>
    </style:style>
    <style:style style:name="T120" style:parent-style-name="DefaultParagraphFont" style:family="text">
      <style:text-properties style:font-name="Constantia" fo:font-weight="bold" style:font-weight-asian="bold"/>
    </style:style>
    <style:style style:name="T121" style:parent-style-name="DefaultParagraphFont" style:family="text">
      <style:text-properties style:font-name="Constantia"/>
    </style:style>
    <style:style style:name="T122" style:parent-style-name="DefaultParagraphFont" style:family="text">
      <style:text-properties style:font-name="Constantia"/>
    </style:style>
    <style:style style:name="P123" style:parent-style-name="Textbody" style:family="paragraph"/>
    <style:style style:name="T124" style:parent-style-name="DefaultParagraphFont" style:family="text">
      <style:text-properties style:font-name="Constantia"/>
    </style:style>
    <style:style style:name="T125" style:parent-style-name="DefaultParagraphFont" style:family="text">
      <style:text-properties style:font-name="Constantia" fo:font-weight="bold" style:font-weight-asian="bold" style:font-weight-complex="bold"/>
    </style:style>
    <style:style style:name="T126" style:parent-style-name="DefaultParagraphFont" style:family="text">
      <style:text-properties style:font-name="Constantia"/>
    </style:style>
    <style:style style:name="T127" style:parent-style-name="DefaultParagraphFont" style:family="text">
      <style:text-properties style:font-name="Constantia" fo:font-weight="bold" style:font-weight-asian="bold" style:font-weight-complex="bold"/>
    </style:style>
    <style:style style:name="T128" style:parent-style-name="DefaultParagraphFont" style:family="text">
      <style:text-properties style:font-name="Constantia"/>
    </style:style>
    <style:style style:name="P129" style:parent-style-name="Textbody" style:family="paragraph">
      <style:text-properties style:font-name="Constantia"/>
    </style:style>
    <style:style style:name="P130" style:parent-style-name="Textbody" style:family="paragraph">
      <style:text-properties style:font-name="Constantia" fo:font-weight="bold" style:font-weight-asian="bold" style:font-weight-complex="bold"/>
    </style:style>
    <style:style style:name="P131" style:parent-style-name="PreformattedText" style:family="paragraph">
      <style:text-properties style:font-name="Constantia" fo:color="#579835"/>
    </style:style>
    <style:style style:name="T132" style:parent-style-name="DefaultParagraphFont" style:family="text">
      <style:text-properties style:font-name="Constantia" fo:color="#0066B3"/>
    </style:style>
    <style:style style:name="T133" style:parent-style-name="DefaultParagraphFont" style:family="text">
      <style:text-properties style:font-name="Constantia"/>
    </style:style>
    <style:style style:name="T134" style:parent-style-name="DefaultParagraphFont" style:family="text">
      <style:text-properties style:font-name="Constantia"/>
    </style:style>
    <style:style style:name="P135" style:parent-style-name="PreformattedText" style:family="paragraph">
      <style:text-properties style:font-name="Constantia"/>
    </style:style>
    <style:style style:name="T136" style:parent-style-name="DefaultParagraphFont" style:family="text">
      <style:text-properties style:font-name="Constantia"/>
    </style:style>
    <style:style style:name="T137" style:parent-style-name="DefaultParagraphFont" style:family="text">
      <style:text-properties style:font-name="Constantia" fo:color="#579835"/>
    </style:style>
    <style:style style:name="P138" style:parent-style-name="PreformattedText" style:family="paragraph">
      <style:text-properties style:font-name="Constantia"/>
    </style:style>
    <style:style style:name="T139" style:parent-style-name="DefaultParagraphFont" style:family="text">
      <style:text-properties style:font-name="Constantia"/>
    </style:style>
    <style:style style:name="T140" style:parent-style-name="DefaultParagraphFont" style:family="text">
      <style:text-properties style:font-name="Constantia" fo:color="#579835"/>
    </style:style>
    <style:style style:name="P141" style:parent-style-name="PreformattedText" style:family="paragraph">
      <style:text-properties style:font-name="Constantia" fo:color="#579835"/>
    </style:style>
    <style:style style:name="T142" style:parent-style-name="DefaultParagraphFont" style:family="text">
      <style:text-properties style:font-name="Constantia"/>
    </style:style>
    <style:style style:name="T143" style:parent-style-name="DefaultParagraphFont" style:family="text">
      <style:text-properties style:font-name="Constantia" fo:color="#0066B3"/>
    </style:style>
    <style:style style:name="T144" style:parent-style-name="DefaultParagraphFont" style:family="text">
      <style:text-properties style:font-name="Constantia"/>
    </style:style>
    <style:style style:name="P145" style:parent-style-name="PreformattedText" style:family="paragraph">
      <style:text-properties style:font-name="Constantia"/>
    </style:style>
    <style:style style:name="P146" style:parent-style-name="PreformattedText" style:family="paragraph">
      <style:text-properties style:font-name="Constantia"/>
    </style:style>
    <style:style style:name="P147" style:parent-style-name="PreformattedText" style:family="paragraph">
      <style:text-properties style:font-name="Constantia" fo:color="#579835"/>
    </style:style>
    <style:style style:name="T148" style:parent-style-name="DefaultParagraphFont" style:family="text">
      <style:text-properties style:font-name="Constantia" fo:color="#0066B3"/>
    </style:style>
    <style:style style:name="T149" style:parent-style-name="DefaultParagraphFont" style:family="text">
      <style:text-properties style:font-name="Constantia"/>
    </style:style>
    <style:style style:name="P150" style:parent-style-name="PreformattedText" style:family="paragraph">
      <style:text-properties style:font-name="Constantia"/>
    </style:style>
    <style:style style:name="T151" style:parent-style-name="DefaultParagraphFont" style:family="text">
      <style:text-properties style:font-name="Constantia"/>
    </style:style>
    <style:style style:name="T152" style:parent-style-name="DefaultParagraphFont" style:family="text">
      <style:text-properties style:font-name="Constantia" fo:color="#579835"/>
    </style:style>
    <style:style style:name="P153" style:parent-style-name="PreformattedText" style:family="paragraph">
      <style:text-properties style:font-name="Constantia"/>
    </style:style>
    <style:style style:name="T154" style:parent-style-name="DefaultParagraphFont" style:family="text">
      <style:text-properties style:font-name="Constantia"/>
    </style:style>
    <style:style style:name="T155" style:parent-style-name="DefaultParagraphFont" style:family="text">
      <style:text-properties style:font-name="Constantia" fo:color="#0066B3"/>
    </style:style>
    <style:style style:name="T156" style:parent-style-name="DefaultParagraphFont" style:family="text">
      <style:text-properties style:font-name="Constantia"/>
    </style:style>
    <style:style style:name="T157" style:parent-style-name="DefaultParagraphFont" style:family="text">
      <style:text-properties style:font-name="Constantia" fo:color="#579835"/>
    </style:style>
    <style:style style:name="P158" style:parent-style-name="PreformattedText" style:family="paragraph">
      <style:text-properties style:font-name="Constantia"/>
    </style:style>
    <style:style style:name="P159" style:parent-style-name="Textbody" style:family="paragraph">
      <style:text-properties style:font-name="Constantia"/>
    </style:style>
    <style:style style:name="T160" style:parent-style-name="DefaultParagraphFont" style:family="text">
      <style:text-properties style:font-name="Constantia" fo:font-weight="bold" style:font-weight-asian="bold" style:font-weight-complex="bold"/>
    </style:style>
    <style:style style:name="T161" style:parent-style-name="DefaultParagraphFont" style:family="text">
      <style:text-properties style:font-name="Constantia" fo:font-weight="bold" style:font-weight-asian="bold" style:font-weight-complex="bold"/>
    </style:style>
  </office:automatic-styles>
  <office:body>
    <office:text text:use-soft-page-breaks="true">
      <text:p text:style-name="P1">Team 2 RAC C# Coding Conventions</text:p>
      <text:h text:style-name="P2" text:outline-level="1">Indentation Style</text:h>
      <text:h text:style-name="P3" text:outline-level="2">Tabs and Indents</text:h>
      <text:list text:style-name="LFO1" text:continue-numbering="true">
        <text:list-item>
          <text:p text:style-name="P4"><text:span text:style-name="T5">Indent using<text:s/></text:span><text:span text:style-name="T6">spaces</text:span><text:span text:style-name="T7">,</text:span><text:span text:style-name="T8"><text:s/></text:span><text:span text:style-name="T9">not tab characters</text:span></text:p>
        </text:list-item>
        <text:list-item>
          <text:p text:style-name="P10"><text:span text:style-name="T11">Indent size, and tab width are<text:s/></text:span><text:span text:style-name="T12">four</text:span><text:span text:style-name="T13"><text:s/>(</text:span><text:span text:style-name="T14">4</text:span><text:span text:style-name="T15">) spaces</text:span></text:p>
        </text:list-item>
      </text:list>
      <text:h text:style-name="P16" text:outline-level="2">Braces Layout</text:h>
      <text:list text:style-name="LFO2" text:continue-numbering="true">
        <text:list-item>
          <text:p text:style-name="P17"><text:span text:style-name="T18">Always use<text:s/></text:span><text:span text:style-name="T19">BSD<text:s/></text:span><text:span text:style-name="T20">Style</text:span><text:span text:style-name="T21"><text:s/>braces layout (see example below)</text:span></text:p>
        </text:list-item>
        <text:list-item>
          <text:p text:style-name="P22"><text:span text:style-name="T23">For empty statements,<text:s/></text:span><text:span text:style-name="T24">keep braces together on the same line</text:span><text:span text:style-name="T25"><text:s/>(assuming they do not need to wrap)</text:span></text:p>
        </text:list-item>
        <text:list-item>
          <text:p text:style-name="P26"><text:span text:style-name="T27">Always</text:span><text:span text:style-name="T28"><text:s/></text:span><text:span text:style-name="T29">use</text:span><text:span text:style-name="T30"><text:s/></text:span><text:span text:style-name="T31">braces</text:span><text:span text:style-name="T32">, even if the statements does not require you to do so</text:span></text:p>
        </text:list-item>
      </text:list>
      <text:p text:style-name="P33">BSD Style:</text:p>
      <text:p text:style-name="P34"><text:span text:style-name="T35">class</text:span><text:span text:style-name="T36"><text:s/>C</text:span></text:p>
      <text:p text:style-name="P37">{</text:p>
      <text:p text:style-name="P38"><text:span text:style-name="T39"><text:s text:c="4"/></text:span><text:span text:style-name="T40">void</text:span><text:span text:style-name="T41"><text:s/>Method()</text:span></text:p>
      <text:p text:style-name="P42"><text:s text:c="4"/>{</text:p>
      <text:p text:style-name="P43"><text:s text:c="3"/><text:s text:c="5"/>foo();</text:p>
      <text:p text:style-name="P44"><text:s text:c="8"/>foo1();</text:p>
      <text:p text:style-name="P45"><text:s text:c="4"/>}</text:p>
      <text:p text:style-name="P46">}</text:p>
      <text:p text:style-name="P47">Empty Statements:</text:p>
      <text:p text:style-name="PreformattedText"><text:span text:style-name="T48">class</text:span><text:span text:style-name="T49"><text:s/>C</text:span></text:p>
      <text:p text:style-name="P50">{</text:p>
      <text:p text:style-name="PreformattedText"><text:span text:style-name="T51"><text:s text:c="4"/></text:span><text:span text:style-name="T52">void</text:span><text:span text:style-name="T53"><text:s/>EmptyMethod() { }</text:span></text:p>
      <text:p text:style-name="P54">}</text:p>
      <text:p text:style-name="P55"/>
      <text:h text:style-name="P56" text:outline-level="2">Blank Lines</text:h>
      <text:list text:style-name="LFO3" text:continue-numbering="true">
        <text:list-item>
          <text:p text:style-name="P57"><text:span text:style-name="T58">Blank spaces should<text:s/></text:span><text:span text:style-name="T59">only be used to separate two statements of the same type</text:span><text:span text:style-name="T60">. For example, a blank line should be in between two methods, but does not</text:span><text:span text:style-name="T61"><text:s/>need to be between the class declaration and the first method</text:span></text:p>
        </text:list-item>
        <text:list-item>
          <text:p text:style-name="P62"><text:span text:style-name="T63">Do<text:s/></text:span><text:span text:style-name="T64">not</text:span><text:span text:style-name="T65"><text:s/>add a blank line around variable declarations</text:span></text:p>
        </text:list-item>
      </text:list>
      <text:p text:style-name="P66"/>
      <text:h text:style-name="P67" text:outline-level="1">Code Style</text:h>
      <text:h text:style-name="P68" text:outline-level="2">Var Usage</text:h>
      <text:list text:style-name="LFO4" text:continue-numbering="true">
        <text:list-item>
          <text:p text:style-name="P69"><text:span text:style-name="T70">Using the var keyword is not necessary, however it is recommended whenever it is<text:s/></text:span><text:span text:style-name="T71">obvious</text:span><text:span text:style-name="T72"><text:s/>what the variables datatype i</text:span><text:span text:style-name="T73">s</text:span></text:p>
        </text:list-item>
      </text:list>
      <text:p text:style-name="P74">Examples:</text:p>
      <text:p text:style-name="PreformattedText"><text:span text:style-name="T75">// When the type of a variable is clear from the context, use var</text:span></text:p>
      <text:p text:style-name="PreformattedText"><text:span text:style-name="T76">// in the declaration.</text:span></text:p>
      <text:p text:style-name="PreformattedText"><text:span text:style-name="T77">var</text:span><text:span text:style-name="T78"><text:s/>var1 =<text:s/></text:span><text:span text:style-name="T79">"This is clearly a string."</text:span><text:span text:style-name="T80">;</text:span></text:p>
      <text:p text:style-name="PreformattedText"><text:span text:style-name="T81">var</text:span><text:span text:style-name="T82"><text:s/>var2 = 27;</text:span></text:p>
      <text:p text:style-name="PreformattedText"><text:span text:style-name="T83">var</text:span><text:span text:style-name="T84"><text:s/>var3 = Convert.ToInt32(Console.ReadLine());</text:span></text:p>
      <text:p text:style-name="P85"/>
      <text:p text:style-name="PreformattedText"><text:span text:style-name="T86">// When the type of a variable is not clear from th</text:span><text:span text:style-name="T87">e context, use an</text:span></text:p>
      <text:p text:style-name="PreformattedText"><text:span text:style-name="T88">// explicit type.</text:span></text:p>
      <text:p text:style-name="P89"><text:span text:style-name="T90">int</text:span><text:span text:style-name="T91"><text:s/>var4 = ExampleClass.ResultSoFar();</text:span></text:p>
      <text:h text:style-name="P92" text:outline-level="2">Modifiers</text:h>
      <text:list text:style-name="LFO5" text:continue-numbering="true">
        <text:list-item>
          <text:p text:style-name="P93"><text:span text:style-name="T94">Private variables should be<text:s/></text:span><text:span text:style-name="T95">explicitly<text:s/></text:span><text:span text:style-name="T96">typed</text:span></text:p>
        </text:list-item>
      </text:list>
      <text:p text:style-name="P97"/>
      <text:h text:style-name="P98" text:outline-level="1">Naming Style</text:h>
      <text:list text:style-name="LFO6" text:continue-numbering="true">
        <text:list-item>
          <text:p text:style-name="P99">Types and namespaces: UpperCamelCase</text:p>
        </text:list-item>
        <text:list-item>
          <text:p text:style-name="P100">Interfaces: IUpperCamelCase</text:p>
        </text:list-item>
        <text:list-item>
          <text:p text:style-name="P101">Type parameters: TUpperCamelCase</text:p>
        </text:list-item>
        <text:list-item>
          <text:p text:style-name="P102">Methods,<text:s/>properties, events: UpperCamelCase</text:p>
        </text:list-item>
        <text:list-item>
          <text:p text:style-name="P103">Local variables, local constants: lowerCamelCase</text:p>
        </text:list-item>
        <text:list-item>
          <text:p text:style-name="P104">Parameters: lowerCamelCase</text:p>
        </text:list-item>
        <text:list-item>
          <text:p text:style-name="P105">Non-private fields: UpperCamelCase</text:p>
        </text:list-item>
        <text:list-item>
          <text:p text:style-name="P106">Private Instance Fields: _lowerCamelCase</text:p>
        </text:list-item>
        <text:list-item>
          <text:p text:style-name="P107">Private static fields: _lowerCamelCase</text:p>
        </text:list-item>
        <text:list-item>
          <text:p text:style-name="P108">Constant fields: UpperCamelCase</text:p>
        </text:list-item>
        <text:list-item>
          <text:p text:style-name="P109">Static readonly fields: UpperCamelCase</text:p>
        </text:list-item>
        <text:list-item>
          <text:p text:style-name="P110">Enum members: ALL_UPPER_CASE</text:p>
        </text:list-item>
        <text:list-item>
          <text:p text:style-name="P111">Local functions: UpperCamelCase</text:p>
        </text:list-item>
        <text:list-item>
          <text:p text:style-name="P112">All other entities: UpperCamelCase</text:p>
        </text:list-item>
      </text:list>
      <text:h text:style-name="P113" text:outline-level="1">Comments</text:h>
      <text:list text:style-name="LFO7" text:continue-numbering="true">
        <text:list-item>
          <text:p text:style-name="P114"><text:span text:style-name="T115">Class/Method/File description comments should use<text:s/></text:span><text:span text:style-name="T116">block-style</text:span><text:span text:style-name="T117"><text:s/>comments</text:span></text:p>
        </text:list-item>
        <text:list-item>
          <text:p text:style-name="P118"><text:span text:style-name="T119">Block-style comments occur<text:s/></text:span><text:span text:style-name="T120">after</text:span><text:span text:style-name="T121"><text:s/>the de</text:span><text:span text:style-name="T122">claration, inside the code block</text:span></text:p>
        </text:list-item>
        <text:list-item>
          <text:p text:style-name="P123"><text:span text:style-name="T124">Comments for a specific line/lines of code should use<text:s/></text:span><text:span text:style-name="T125">inline-style</text:span><text:span text:style-name="T126"><text:s/>comments, and should appear<text:s/></text:span><text:span text:style-name="T127">above</text:span><text:span text:style-name="T128"><text:s/>the line/lines of code the comment is for</text:span></text:p>
        </text:list-item>
        <text:list-item>
          <text:p text:style-name="P129">A space must be placed after the comment declaration</text:p>
        </text:list-item>
      </text:list>
      <text:p text:style-name="P130">Examples:</text:p>
      <text:p text:style-name="P131">// Correct</text:p>
      <text:p text:style-name="PreformattedText"><text:span text:style-name="T132">int</text:span><text:span text:style-name="T133"><text:s/>Ge</text:span><text:span text:style-name="T134">tOne()<text:s/></text:span></text:p>
      <text:p text:style-name="P135">{</text:p>
      <text:p text:style-name="PreformattedText"><text:span text:style-name="T136"><text:tab/></text:span><text:span text:style-name="T137">/* Returns the integer 1 */</text:span></text:p>
      <text:p text:style-name="P138"><text:tab/></text:p>
      <text:p text:style-name="PreformattedText"><text:span text:style-name="T139"><text:tab/></text:span><text:span text:style-name="T140">// Return the integer 1</text:span></text:p>
      <text:p text:style-name="P141"><text:tab/>// this is a multi-line inline-style comment</text:p>
      <text:p text:style-name="PreformattedText"><text:span text:style-name="T142"><text:tab/></text:span><text:span text:style-name="T143">return</text:span><text:span text:style-name="T144"><text:s/>1;</text:span></text:p>
      <text:p text:style-name="P145">}</text:p>
      <text:p text:style-name="P146"/>
      <text:p text:style-name="P147">//Incorrect</text:p>
      <text:p text:style-name="PreformattedText"><text:span text:style-name="T148">int</text:span><text:span text:style-name="T149"><text:s/>GetOne()<text:s/></text:span></text:p>
      <text:p text:style-name="P150">{</text:p>
      <text:p text:style-name="PreformattedText"><text:span text:style-name="T151"><text:tab/></text:span><text:span text:style-name="T152">// Returns the integer 1</text:span></text:p>
      <text:p text:style-name="P153"><text:tab/></text:p>
      <text:p text:style-name="PreformattedText"><text:span text:style-name="T154"><text:tab/></text:span><text:span text:style-name="T155">return</text:span><text:span text:style-name="T156"><text:s/>1;<text:s/></text:span><text:span text:style-name="T157">// Returns the integer 1</text:span></text:p>
      <text:p text:style-name="P158">}</text:p>
      <text:p text:style-name="P159"/>
      <text:p text:style-name="Textbody"><text:span text:style-name="T160">For all other style conventions:<text:s/></text:span><text:span text:style-name="T161">Follow the hints given by ReSharp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paragraph-properties fo:background-color="#EEEEEE"/>
      <style:text-properties style:font-name="Courier New" style:font-name-asian="NSimSun" style:font-name-complex="Liberation Mono" fo:font-size="10pt" style:font-size-asian="10pt" style:font-size-complex="10pt" fo:background-color="#EEEEEE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Times New Roman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 lab</dc:creator>
    <meta:creation-date>2018-01-20T19:08:00Z</meta:creation-date>
    <dc:date>2018-04-24T16:52:00Z</dc:date>
    <meta:template xlink:href="Normal" xlink:type="simple"/>
    <meta:editing-cycles>27</meta:editing-cycles>
    <meta:editing-duration>PT4500S</meta:editing-duration>
    <meta:document-statistic meta:page-count="3" meta:paragraph-count="5" meta:word-count="375" meta:character-count="2512" meta:row-count="17" meta:non-whitespace-character-count="2142"/>
  </office:meta>
</office:document-meta>
</file>